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50000006708CC8533.png"/>
  <manifest:file-entry manifest:media-type="image/png" manifest:full-path="Pictures/1000000000000005000000A157CA322A.png"/>
  <manifest:file-entry manifest:media-type="" manifest:full-path="Pictures/2000005B00004D69000070A898BB984A.wmf"/>
  <manifest:file-entry manifest:media-type="image/png" manifest:full-path="Pictures/100000000000000E00000005751FEB2D.png"/>
  <manifest:file-entry manifest:media-type="" manifest:full-path="Pictures/2000011900003E870000FC7E75E1EEBB.wmf"/>
  <manifest:file-entry manifest:media-type="" manifest:full-path="Pictures/2000008B00005C310000B7C383A23DB3.wmf"/>
  <manifest:file-entry manifest:media-type="" manifest:full-path="Pictures/20000059000011FC0000797176B7157A.wmf"/>
  <manifest:file-entry manifest:media-type="" manifest:full-path="Pictures/2000004C00003FDF00006E1220A4F156.wmf"/>
  <manifest:file-entry manifest:media-type="" manifest:full-path="Pictures/2000017000001FA0000135C0AAC9FC07.wmf"/>
  <manifest:file-entry manifest:media-type="" manifest:full-path="Pictures/2000005C000050ED0000717B51A0FF82.wmf"/>
  <manifest:file-entry manifest:media-type="image/png" manifest:full-path="Pictures/1000000000000005000001A49D986FD5.png"/>
  <manifest:file-entry manifest:media-type="image/png" manifest:full-path="Pictures/1000000000000005000000057F22D7E7.png"/>
  <manifest:file-entry manifest:media-type="" manifest:full-path="Pictures/2000004C0000458E0000A1DAEA6BBE13.wmf"/>
  <manifest:file-entry manifest:media-type="image/png" manifest:full-path="Pictures/1000000000000035000002D51FEA40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Tahoma2" svg:font-family="Tahoma"/>
    <style:font-face style:name="Arial2" svg:font-family="Arial" style:font-family-generic="script"/>
    <style:font-face style:name="Comic Sans MS1" svg:font-family="'Comic Sans MS'" style:font-family-generic="script"/>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justify" style:justify-single-word="false">
        <style:tab-stops>
          <style:tab-stop style:position="8.752cm" style:leader-style="solid" style:leader-text="-"/>
          <style:tab-stop style:position="19.999cm" style:leader-style="solid" style:leader-text="-"/>
        </style:tab-stops>
      </style:paragraph-properties>
    </style:style>
    <style:style style:name="P2" style:family="paragraph" style:parent-style-name="Standard">
      <style:paragraph-properties fo:text-align="center" style:justify-single-word="false"/>
      <style:text-properties style:font-name="Comic Sans MS" fo:font-size="11pt" fo:font-weight="bold" style:font-size-asian="11pt" style:font-weight-asian="bold" style:font-size-complex="11pt"/>
    </style:style>
    <style:style style:name="P3" style:family="paragraph" style:parent-style-name="Standard">
      <style:text-properties fo:language="zxx" fo:country="none" style:language-asian="zxx" style:country-asian="none"/>
    </style:style>
    <style:style style:name="P4" style:family="paragraph" style:parent-style-name="Header">
      <style:paragraph-properties fo:text-align="center" style:justify-single-word="false" fo:padding-left="0cm" fo:padding-right="0cm" fo:padding-top="0cm" fo:padding-bottom="0.035cm" fo:border-left="none" fo:border-right="none" fo:border-top="none" fo:border-bottom="0.018cm solid #000000">
        <style:tab-stops/>
      </style:paragraph-properties>
      <style:text-properties fo:font-variant="small-caps" style:font-name="Comic Sans MS" fo:font-size="9pt" fo:font-weight="bold" fo:background-color="#c0c0c0" style:font-size-asian="9pt" style:font-weight-asian="bold" style:font-size-complex="9pt"/>
    </style:style>
    <style:style style:name="P5" style:family="paragraph" style:parent-style-name="Standard" style:master-page-name="Standard">
      <style:paragraph-properties fo:text-align="center" style:justify-single-word="false" style:page-number="auto"/>
      <style:text-properties style:font-name="Comic Sans MS" fo:font-size="11pt" fo:font-weight="bold" style:font-size-asian="11pt" style:font-weight-asian="bold" style:font-size-complex="11pt"/>
    </style:style>
    <style:style style:name="P6" style:family="paragraph">
      <style:paragraph-properties fo:text-align="center" style:writing-mode="lr-tb"/>
      <style:text-properties fo:font-size="24pt"/>
    </style:style>
    <style:style style:name="P7" style:family="paragraph">
      <style:paragraph-properties style:writing-mode="lr-tb"/>
    </style:style>
    <style:style style:name="T1" style:family="text">
      <style:text-properties fo:font-variant="small-caps" style:font-name="Comic Sans MS" fo:font-size="9pt" fo:font-weight="bold" style:font-size-asian="9pt" style:font-weight-asian="bold" style:font-size-complex="9pt"/>
    </style:style>
    <style:style style:name="T2" style:family="text">
      <style:text-properties style:font-name="Comic Sans MS" fo:font-size="9pt" style:font-size-asian="9pt" style:font-size-complex="9pt"/>
    </style:style>
    <style:style style:name="T3" style:family="text">
      <style:text-properties style:use-window-font-color="true" style:font-name="Comic Sans MS" fo:font-size="11pt" fo:language="fr" fo:country="FR" fo:font-weight="bold" style:font-name-asian="Times New Roman" style:font-size-asian="11pt" style:font-weight-asian="bold" style:font-name-complex="Times New Roman" style:font-size-complex="11pt" style:language-complex="ar" style:country-complex="SA"/>
    </style:style>
    <style:style style:name="T4" style:family="text">
      <style:text-properties style:use-window-font-color="true" style:font-name="Comic Sans MS" fo:font-size="11pt" fo:language="fr" fo:country="FR" style:font-name-asian="Times New Roman" style:font-size-asian="11pt" style:font-name-complex="Times New Roman" style:font-size-complex="11pt" style:language-complex="ar" style:country-complex="SA"/>
    </style:style>
    <style:style style:name="T5" style:family="text">
      <style:text-properties style:use-window-font-color="true" style:text-position="super 58%" style:font-name="Comic Sans MS" fo:font-size="11pt" fo:language="fr" fo:country="FR" style:font-name-asian="Times New Roman" style:font-size-asian="11pt" style:font-name-complex="Times New Roman" style:font-size-complex="11pt" style:language-complex="ar" style:country-complex="SA"/>
    </style: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62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3" style:family="graphic">
      <style:graphic-properties draw:stroke="solid" svg:stroke-width="0.062cm" svg:stroke-color="#000000" draw:stroke-linejoin="miter" draw:fill="solid" draw:fill-color="#000000" draw:textarea-horizontal-align="left" draw:textarea-vertical-align="top" draw:auto-grow-height="false" fo:padding-top="0.229cm" fo:padding-bottom="0.229cm" fo:padding-left="0.441cm" fo:padding-right="0.441cm" fo:wrap-option="wrap" draw:shadow="hidden" style:run-through="background"/>
    </style:style>
    <style:style style:name="gr4"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6" style:family="graphic">
      <style:graphic-properties draw:stroke="solid" svg:stroke-width="0.044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9" style:family="graphic">
      <style:graphic-properties style:run-through="foreground"/>
    </style:style>
    <style:style style:name="gr10" style:family="graphic">
      <style:graphic-properties draw:stroke="none" draw:fill="solid" draw:fill-color="#d0e1de"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none" draw:fill="solid" draw:fill-color="#7f7f7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none" draw:fill="solid" draw:fill-color="#e7efed"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none" draw:fill="solid" draw:fill-color="#bbd2cf" draw:textarea-horizontal-align="lef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none" draw:fill="solid" draw:fill-color="#3f3f3f"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none"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none" draw:fill="solid" draw:fill-color="#606866"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solid" draw:fill-color="#6e7271"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none" draw:fill="solid" draw:fill-color="#676d6c"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32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none" draw:fill="solid" draw:fill-color="#179232" draw:textarea-horizontal-align="left" draw:textarea-vertical-align="top" draw:auto-grow-height="false" fo:padding-top="0.229cm" fo:padding-bottom="0.229cm" fo:padding-left="0.441cm" fo:padding-right="0.441cm" fo:wrap-option="wrap" draw:shadow="hidden" style:run-through="foreground"/>
    </style:style>
    <style:style style:name="gr23" style:family="graphic">
      <style:graphic-properties draw:stroke="solid" svg:stroke-width="0.01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4" style:family="graphic">
      <style:graphic-properties draw:stroke="solid" svg:stroke-width="0.01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none" draw:fill="solid" draw:fill-color="#7fc31c"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solid" svg:stroke-width="0.023cm" svg:stroke-color="#7fc31c"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8"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none" draw:fill="gradient" draw:fill-color="#ffffff" draw:fill-gradient-name="Gradient_20_7"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u cours d’une manipulation, de nombreux volumes sont mesurés, chacun avec une précision différente.</text:p>
      <text:p text:style-name="P2">Il convient donc d’utiliser à bon escient la verrerie en fonction de son degré de précision.</text:p>
      <text:p text:style-name="P2"/>
      <text:p text:style-name="P2"/>
      <text:p text:style-name="P3"><draw:g text:anchor-type="char" draw:z-index="1" draw:style-name="gr7"><draw:frame draw:style-name="gr8" draw:text-style-name="P6" svg:width="0.768cm" svg:height="5.187cm" svg:x="15.778cm" svg:y="0.755cm"><draw:image xlink:href="Pictures/20000059000011FC0000797176B7157A.wmf" xlink:type="simple" xlink:show="embed" xlink:actuate="onLoad"><text:p/></draw:image></draw:frame><draw:frame draw:style-name="gr8" draw:text-style-name="P6" svg:width="3.308cm" svg:height="4.804cm" svg:x="0.409cm" svg:y="10.23cm"><draw:image xlink:href="Pictures/2000005B00004D69000070A898BB984A.wmf" xlink:type="simple" xlink:show="embed" xlink:actuate="onLoad"><text:p/></draw:image></draw:frame><draw:frame draw:style-name="gr8" draw:text-style-name="P6" svg:width="2.726cm" svg:height="4.698cm" svg:x="3.84cm" svg:y="12.762cm"><draw:image xlink:href="Pictures/2000004C00003FDF00006E1220A4F156.wmf" xlink:type="simple" xlink:show="embed" xlink:actuate="onLoad"><text:p/></draw:image></draw:frame><draw:frame draw:style-name="gr8" draw:text-style-name="P6" svg:width="4.492cm" svg:height="6.296cm" svg:x="1.835cm" svg:y="0.014cm"><draw:image xlink:href="Pictures/2000005C000050ED0000717B51A0FF82.wmf" xlink:type="simple" xlink:show="embed" xlink:actuate="onLoad"><text:p/></draw:image></draw:frame><draw:frame draw:style-name="gr8" draw:text-style-name="P6" svg:width="2.964cm" svg:height="6.906cm" svg:x="7.338cm" svg:y="14.656cm"><draw:image xlink:href="Pictures/2000004C0000458E0000A1DAEA6BBE13.wmf" xlink:type="simple" xlink:show="embed" xlink:actuate="onLoad"><text:p/></draw:image></draw:frame><draw:frame draw:style-name="gr8" draw:text-style-name="P6" svg:width="2.361cm" svg:height="4.714cm" svg:x="11.016cm" svg:y="1.178cm"><draw:image xlink:href="Pictures/2000008B00005C310000B7C383A23DB3.wmf" xlink:type="simple" xlink:show="embed" xlink:actuate="onLoad"><text:p/></draw:image></draw:frame><draw:frame draw:style-name="gr8" draw:text-style-name="P6" svg:width="1.601cm" svg:height="6.446cm" svg:x="0.009cm" svg:y="17.08cm"><draw:image xlink:href="Pictures/2000011900003E870000FC7E75E1EEBB.wmf" xlink:type="simple" xlink:show="embed" xlink:actuate="onLoad"><text:p/></draw:image></draw:frame><draw:frame draw:style-name="gr8" draw:text-style-name="P6" svg:width="1.35cm" svg:height="13.218cm" svg:x="15.54cm" svg:y="8.19cm"><draw:image xlink:href="Pictures/2000017000001FA0000135C0AAC9FC07.wmf" xlink:type="simple" xlink:show="embed" xlink:actuate="onLoad"><text:p/></draw:image></draw:frame><draw:g draw:style-name="gr9"><draw:custom-shape draw:style-name="gr10" draw:text-style-name="P7" svg:width="0.227cm" svg:height="1.976cm" svg:x="13.019cm" svg:y="10.675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Z M 81 224 L 81 224 81 226 84 231 86 233 90 233 90 233 92 233 97 231 99 226 99 224 99 42 99 42 99 39 97 35 92 35 90 33 90 33 86 35 84 35 81 39 81 42 81 224 81 224 Z N"/></draw:custom-shape><draw:custom-shape draw:style-name="gr11" draw:text-style-name="P7" svg:width="0.227cm" svg:height="1.976cm" svg:x="13.019cm" svg:y="10.675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N"/></draw:custom-shape><draw:custom-shape draw:style-name="gr11" draw:text-style-name="P7" svg:width="0.033cm" svg:height="0.354cm" svg:x="13.162cm" svg:y="10.733cm"><text:p/><draw:enhanced-geometry svg:viewBox="0 0 18 200" draw:type="non-primitive" draw:enhanced-path="M 0 191 L 0 191 0 193 3 198 5 200 9 200 9 200 11 200 16 198 18 193 18 191 18 9 18 9 18 6 16 2 11 2 9 0 9 0 5 2 3 2 0 6 0 9 0 191 0 191 N"/></draw:custom-shape><draw:custom-shape draw:style-name="gr12" draw:text-style-name="P7" svg:width="0.646cm" svg:height="5.285cm" svg:x="12.811cm" svg:y="10.617cm"><text:p/><draw:enhanced-geometry svg:viewBox="0 0 366 2996" draw:type="non-primitive" draw:enhanced-path="M 0 2996 L 0 1995 0 1995 2 1966 11 1937 22 1911 37 1887 54 1865 76 1845 101 1832 127 1821 127 455 127 1821 127 1821 101 1832 76 1845 54 1865 37 1887 22 1911 11 1937 2 1966 0 1995 0 2996 0 2996 Z M 366 1995 L 366 1995 364 1964 355 1935 344 1909 329 1885 309 1863 287 1845 263 1830 237 1821 237 1821 263 1830 287 1845 309 1863 329 1885 344 1909 355 1935 364 1964 366 1995 366 1995 Z M 219 1153 L 219 450 219 450 219 446 219 446 237 415 241 400 246 384 246 384 246 376 246 376 246 384 246 384 241 400 237 415 219 446 219 446 219 450 219 1153 219 1153 Z M 127 290 L 127 0 127 0 127 0 127 0 127 0 127 290 127 290 114 314 105 336 101 356 101 373 101 373 101 356 105 336 114 314 127 290 Z N"/></draw:custom-shape><draw:custom-shape draw:style-name="gr11" draw:text-style-name="P7" svg:width="0.225cm" svg:height="4.483cm" svg:x="12.811cm" svg:y="11.419cm"><text:p/><draw:enhanced-geometry svg:viewBox="0 0 127 2541" draw:type="non-primitive" draw:enhanced-path="M 0 2541 L 0 1540 0 1540 2 1511 11 1482 22 1456 37 1432 54 1410 76 1390 101 1377 127 1366 127 0 127 1366 127 1366 101 1377 76 1390 54 1410 37 1432 22 1456 11 1482 2 1511 0 1540 0 2541 0 2541 N"/></draw:custom-shape><draw:custom-shape draw:style-name="gr11" draw:text-style-name="P7" svg:width="0.228cm" svg:height="0.308cm" svg:x="13.229cm" svg:y="13.829cm"><text:p/><draw:enhanced-geometry svg:viewBox="0 0 129 174" draw:type="non-primitive" draw:enhanced-path="M 129 174 L 129 174 127 143 118 114 107 88 92 64 72 42 50 24 26 9 0 0 0 0 26 9 50 24 72 42 92 64 107 88 118 114 127 143 129 174 129 174 N"/></draw:custom-shape><draw:custom-shape draw:style-name="gr11" draw:text-style-name="P7" svg:width="0.048cm" svg:height="1.371cm" svg:x="13.198cm" svg:y="11.28cm"><text:p/><draw:enhanced-geometry svg:viewBox="0 0 27 777" draw:type="non-primitive" draw:enhanced-path="M 0 777 L 0 74 0 74 0 70 0 70 18 39 22 24 27 8 27 8 27 0 27 0 27 8 27 8 22 24 18 39 0 70 0 70 0 74 0 777 0 777 N"/></draw:custom-shape><draw:custom-shape draw:style-name="gr11" draw:text-style-name="P7" svg:width="0.047cm" svg:height="0.659cm" svg:x="12.989cm" svg:y="10.617cm"><text:p/><draw:enhanced-geometry svg:viewBox="0 0 26 373" draw:type="non-primitive" draw:enhanced-path="M 26 290 L 26 0 26 0 26 0 26 0 26 0 26 290 26 290 13 314 4 336 0 356 0 373 0 373 0 356 4 336 13 314 26 290 N"/></draw:custom-shape><draw:frame draw:style-name="gr8" draw:text-style-name="P6" svg:width="0.618cm" svg:height="8.429cm" svg:x="12.817cm" svg:y="12.659cm"><draw:image xlink:href="Pictures/1000000000000035000002D51FEA409B.png" xlink:type="simple" xlink:show="embed" xlink:actuate="onLoad"><text:p/></draw:image></draw:frame><draw:custom-shape draw:style-name="gr13" draw:text-style-name="P7" svg:width="0.033cm" svg:height="0.354cm" svg:x="13.162cm" svg:y="10.733cm"><text:p/><draw:enhanced-geometry svg:viewBox="0 0 18 200" draw:type="non-primitive" draw:enhanced-path="M 0 191 L 0 9 0 9 0 6 3 2 5 2 9 0 9 0 11 2 16 2 18 6 18 9 18 191 18 191 18 193 16 198 11 200 9 200 9 200 5 200 3 198 0 193 0 191 Z N"/></draw:custom-shape><draw:custom-shape draw:style-name="gr11" draw:text-style-name="P7" svg:width="0.033cm" svg:height="0.354cm" svg:x="13.162cm" svg:y="10.733cm"><text:p/><draw:enhanced-geometry svg:viewBox="0 0 18 200" draw:type="non-primitive" draw:enhanced-path="M 0 191 L 0 9 0 9 0 6 3 2 5 2 9 0 9 0 11 2 16 2 18 6 18 9 18 191 18 191 18 193 16 198 11 200 9 200 9 200 5 200 3 198 0 193 0 191 N"/></draw:custom-shape><draw:frame draw:style-name="gr8" draw:text-style-name="P6" svg:width="0.163cm" svg:height="0.059cm" svg:x="13.051cm" svg:y="12.643cm"><draw:image xlink:href="Pictures/100000000000000E00000005751FEB2D.png" xlink:type="simple" xlink:show="embed" xlink:actuate="onLoad"><text:p/></draw:image></draw:frame><draw:custom-shape draw:style-name="gr14" draw:text-style-name="P7" svg:width="0.131cm" svg:height="0.059cm" svg:x="13.067cm" svg:y="12.64cm"><text:p/><draw:enhanced-geometry svg:viewBox="0 0 74 33" draw:type="non-primitive" draw:enhanced-path="M 37 33 L 37 33 17 30 4 28 4 28 0 28 0 19 0 19 4 22 4 22 19 24 37 26 37 26 54 24 54 30 54 30 37 33 37 33 Z M 72 22 L 72 22 74 19 74 26 74 26 72 28 72 22 Z M 72 11 L 72 4 72 4 74 6 74 13 74 13 72 11 Z M 0 4 L 0 4 4 4 4 4 17 2 37 0 37 0 54 2 54 8 54 8 37 6 37 6 19 8 4 11 4 11 0 11 0 4 Z N"/></draw:custom-shape><draw:custom-shape draw:style-name="gr11" draw:text-style-name="P7" svg:width="0.096cm" svg:height="0.025cm" svg:x="13.067cm" svg:y="12.673cm"><text:p/><draw:enhanced-geometry svg:viewBox="0 0 54 14" draw:type="non-primitive" draw:enhanced-path="M 37 14 L 37 14 17 11 4 9 4 9 0 9 0 0 0 0 4 3 4 3 19 5 37 7 37 7 54 5 54 11 54 11 37 14 37 14 N"/></draw:custom-shape><draw:custom-shape draw:style-name="gr11" draw:text-style-name="P7" svg:width="0.004cm" svg:height="0.017cm" svg:x="13.194cm" svg:y="12.673cm"><text:p/><draw:enhanced-geometry svg:viewBox="0 0 2 9" draw:type="non-primitive" draw:enhanced-path="M 0 3 L 0 3 2 0 2 7 2 7 0 9 0 3 N"/></draw:custom-shape><draw:custom-shape draw:style-name="gr11" draw:text-style-name="P7" svg:width="0.004cm" svg:height="0.017cm" svg:x="13.194cm" svg:y="12.647cm"><text:p/><draw:enhanced-geometry svg:viewBox="0 0 2 9" draw:type="non-primitive" draw:enhanced-path="M 0 7 L 0 0 0 0 2 2 2 9 2 9 0 7 N"/></draw:custom-shape><draw:custom-shape draw:style-name="gr11" draw:text-style-name="P7" svg:width="0.096cm" svg:height="0.02cm" svg:x="13.067cm" svg:y="12.64cm"><text:p/><draw:enhanced-geometry svg:viewBox="0 0 54 11" draw:type="non-primitive" draw:enhanced-path="M 0 4 L 0 4 4 4 4 4 17 2 37 0 37 0 54 2 54 8 54 8 37 6 37 6 19 8 4 11 4 11 0 11 0 4 N"/></draw:custom-shape><draw:custom-shape draw:style-name="gr15" draw:text-style-name="P7" svg:width="0.036cm" svg:height="0.004cm" svg:x="13.074cm" svg:y="10.613cm"><text:p/><draw:enhanced-geometry svg:viewBox="0 0 20 2" draw:type="non-primitive" draw:enhanced-path="M 0 2 L 0 2 2 2 2 2 7 2 7 2 20 0 20 0 2 2 2 2 2 2 2 2 0 2 Z N"/></draw:custom-shape><draw:custom-shape draw:style-name="gr11" draw:text-style-name="P7" svg:width="0.036cm" svg:height="0.004cm" svg:x="13.074cm" svg:y="10.613cm"><text:p/><draw:enhanced-geometry svg:viewBox="0 0 20 2" draw:type="non-primitive" draw:enhanced-path="M 0 2 L 0 2 2 2 2 2 7 2 7 2 20 0 20 0 2 2 2 2 2 2 2 2 0 2 N"/></draw:custom-shape><draw:custom-shape draw:style-name="gr12" draw:text-style-name="P7" svg:width="0.195cm" svg:height="0.036cm" svg:x="13.035cm" svg:y="10.581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Z N"/></draw:custom-shape><draw:custom-shape draw:style-name="gr11" draw:text-style-name="P7" svg:width="0.195cm" svg:height="0.036cm" svg:x="13.035cm" svg:y="10.581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N"/></draw:custom-shape><draw:custom-shape draw:style-name="gr16" draw:text-style-name="P7" svg:width="0.003cm" svg:height="0.003cm" svg:x="13.035cm" svg:y="10.617cm"><text:p/><draw:enhanced-geometry svg:viewBox="0 0 0 0" draw:type="non-primitive" draw:enhanced-path="M 0 0 L 0 0 0 0 0 0 0 0 0 0 Z N"/></draw:custom-shape><draw:custom-shape draw:style-name="gr11" draw:text-style-name="P7" svg:width="0.003cm" svg:height="0.003cm" svg:x="13.035cm" svg:y="10.617cm"><text:p/><draw:enhanced-geometry svg:viewBox="0 0 0 0" draw:type="non-primitive" draw:enhanced-path="M 0 0 L 0 0 0 0 0 0 0 0 0 0 N"/></draw:custom-shape><draw:frame draw:style-name="gr8" draw:text-style-name="P6" svg:width="0.059cm" svg:height="1.872cm" svg:x="13.33cm" svg:y="14.116cm"><draw:image xlink:href="Pictures/1000000000000005000000A157CA322A.png" xlink:type="simple" xlink:show="embed" xlink:actuate="onLoad"><text:p/></draw:image></draw:frame><draw:frame draw:style-name="gr8" draw:text-style-name="P6" svg:width="0.059cm" svg:height="4.881cm" svg:x="13.136cm" svg:y="16.205cm"><draw:image xlink:href="Pictures/1000000000000005000001A49D986FD5.png" xlink:type="simple" xlink:show="embed" xlink:actuate="onLoad"><text:p/></draw:image></draw:frame><draw:custom-shape draw:style-name="gr14" draw:text-style-name="P7" svg:width="0.195cm" svg:height="0.04cm" svg:x="13.035cm" svg:y="10.581cm"><text:p/><draw:enhanced-geometry svg:viewBox="0 0 110 22" draw:type="non-primitive" draw:enhanced-path="M 18 22 L 18 22 22 20 22 20 24 20 24 20 18 22 18 22 Z M 110 20 L 110 20 110 20 110 20 105 13 101 9 101 9 90 2 90 2 72 0 55 0 55 0 35 0 20 2 20 2 7 9 7 9 2 13 0 20 0 20 0 20 0 20 0 20 0 20 2 13 7 9 7 9 20 2 20 2 35 0 55 0 55 0 72 0 90 2 90 2 101 9 101 9 108 13 110 20 110 20 110 20 110 20 110 22 110 22 110 22 110 20 Z M 29 20 L 29 20 24 20 24 20 29 20 Z N"/></draw:custom-shape><draw:custom-shape draw:style-name="gr11" draw:text-style-name="P7" svg:width="0.011cm" svg:height="0.004cm" svg:x="13.067cm" svg:y="10.617cm"><text:p/><draw:enhanced-geometry svg:viewBox="0 0 6 2" draw:type="non-primitive" draw:enhanced-path="M 0 2 L 0 2 4 0 4 0 6 0 6 0 0 2 0 2 N"/></draw:custom-shape><draw:custom-shape draw:style-name="gr11" draw:text-style-name="P7" svg:width="0.195cm" svg:height="0.04cm" svg:x="13.035cm" svg:y="10.581cm"><text:p/><draw:enhanced-geometry svg:viewBox="0 0 110 22" draw:type="non-primitive" draw:enhanced-path="M 110 20 L 110 20 110 20 110 20 105 13 101 9 101 9 90 2 90 2 72 0 55 0 55 0 35 0 20 2 20 2 7 9 7 9 2 13 0 20 0 20 0 20 0 20 0 20 0 20 2 13 7 9 7 9 20 2 20 2 35 0 55 0 55 0 72 0 90 2 90 2 101 9 101 9 108 13 110 20 110 20 110 20 110 20 110 22 110 22 110 22 110 20 N"/></draw:custom-shape><draw:custom-shape draw:style-name="gr11" draw:text-style-name="P7" svg:width="0.01cm" svg:height="0.003cm" svg:x="13.078cm" svg:y="10.617cm"><text:p/><draw:enhanced-geometry svg:viewBox="0 0 21600 21600" draw:type="rectangle" draw:enhanced-path="M 0 0 L 21600 0 21600 21600 0 21600 0 0 Z N"/></draw:custom-shape><draw:custom-shape draw:style-name="gr14" draw:text-style-name="P7" svg:width="0.646cm" svg:height="10.482cm" svg:x="12.811cm" svg:y="10.581cm"><text:p/><draw:enhanced-geometry svg:viewBox="0 0 366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Z M 145 20 L 145 20 Z M 221 3185 L 221 3185 221 3185 221 3185 221 3179 226 3177 226 3177 226 3177 252 3168 276 3155 296 3137 314 3117 329 3095 340 3071 347 3045 349 3016 349 2015 349 2015 347 1986 340 1960 329 1935 314 1913 296 1894 276 1878 252 1865 228 1856 228 1856 228 1856 226 1856 226 1854 226 1854 221 1852 219 1848 219 470 219 470 219 466 219 466 237 435 241 420 246 404 246 404 246 387 241 367 235 345 219 316 219 316 219 316 219 312 219 55 219 55 221 55 221 55 235 51 235 51 237 48 237 310 237 310 250 338 259 365 263 387 263 407 263 407 259 424 252 442 237 472 237 1841 237 1841 263 1850 287 1865 309 1883 329 1905 344 1929 355 1955 364 1984 366 2015 366 3016 366 3016 364 3047 355 3076 344 3102 329 3126 311 3148 290 3166 265 3181 239 3192 239 5782 239 5782 232 5782 230 5782 224 5782 224 5788 224 5922 228 5922 224 5922 224 5927 228 5929 228 5929 239 5933 239 5936 239 5936 228 5940 228 5940 221 5942 221 3185 Z N"/></draw:custom-shape><draw:custom-shape draw:style-name="gr11" draw:text-style-name="P7" svg:width="0.419cm" svg:height="10.482cm" svg:x="13.605cm" svg:y="10.67cm"><text:p/><draw:enhanced-geometry svg:viewBox="0 0 237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N"/></draw:custom-shape><draw:line draw:style-name="gr11" draw:text-style-name="P6" svg:x1="13.067cm" svg:y1="10.617cm" svg:x2="13.069cm" svg:y2="10.619cm"><text:p/></draw:line><draw:custom-shape draw:style-name="gr11" draw:text-style-name="P7" svg:width="0.26cm" svg:height="10.397cm" svg:x="13.198cm" svg:y="10.666cm"><text:p/><draw:enhanced-geometry svg:viewBox="0 0 147 5894" draw:type="non-primitive" draw:enhanced-path="M 2 3137 L 2 3137 2 3137 2 3137 2 3131 7 3129 7 3129 7 3129 33 3120 57 3107 77 3089 95 3069 110 3047 121 3023 128 2997 130 2968 130 1967 130 1967 128 1938 121 1912 110 1887 95 1865 77 1846 57 1830 33 1817 9 1808 9 1808 9 1808 7 1808 7 1806 7 1806 2 1804 0 1800 0 422 0 422 0 418 0 418 18 387 22 372 27 356 27 356 27 339 22 319 16 297 0 268 0 268 0 268 0 264 0 7 0 7 2 7 2 7 16 3 16 3 18 0 18 262 18 262 31 290 40 317 44 339 44 359 44 359 40 376 33 394 18 424 18 1793 18 1793 44 1802 68 1817 90 1835 110 1857 125 1881 136 1907 145 1936 147 1967 147 2968 147 2968 145 2999 136 3028 125 3054 110 3078 92 3100 71 3118 46 3133 20 3144 20 5734 20 5734 13 5734 11 5734 5 5734 5 5740 5 5874 9 5874 5 5874 5 5879 9 5881 9 5881 20 5885 20 5888 20 5888 9 5892 9 5892 2 5894 2 3137 N"/></draw:custom-shape><draw:custom-shape draw:style-name="gr13" draw:text-style-name="P7" svg:width="0.033cm" svg:height="1.179cm" svg:x="13.162cm" svg:y="11.469cm"><text:p/><draw:enhanced-geometry svg:viewBox="0 0 18 668" draw:type="non-primitive" draw:enhanced-path="M 16 668 L 16 668 0 666 0 9 0 9 0 7 3 2 5 2 9 0 9 0 11 2 16 2 18 7 18 9 18 668 18 668 16 668 Z N"/></draw:custom-shape><draw:custom-shape draw:style-name="gr11" draw:text-style-name="P7" svg:width="0.033cm" svg:height="1.179cm" svg:x="13.162cm" svg:y="11.469cm"><text:p/><draw:enhanced-geometry svg:viewBox="0 0 18 668" draw:type="non-primitive" draw:enhanced-path="M 16 668 L 16 668 0 666 0 9 0 9 0 7 3 2 5 2 9 0 9 0 11 2 16 2 18 7 18 9 18 668 18 668 16 668 N"/></draw:custom-shape><draw:frame draw:style-name="gr8" draw:text-style-name="P6" svg:width="0.059cm" svg:height="1.198cm" svg:x="13.143cm" svg:y="12.67cm"><draw:image xlink:href="Pictures/10000000000000050000006708CC8533.png" xlink:type="simple" xlink:show="embed" xlink:actuate="onLoad"><text:p/></draw:image></draw:frame><draw:frame draw:style-name="gr8" draw:text-style-name="P6" svg:width="0.059cm" svg:height="0.059cm" svg:x="13.143cm" svg:y="12.643cm"><draw:image xlink:href="Pictures/1000000000000005000000057F22D7E7.png" xlink:type="simple" xlink:show="embed" xlink:actuate="onLoad"><text:p/></draw:image></draw:frame><draw:custom-shape draw:style-name="gr17" draw:text-style-name="P7" svg:width="0.033cm" svg:height="0.05cm" svg:x="13.162cm" svg:y="12.643cm"><text:p/><draw:enhanced-geometry svg:viewBox="0 0 18 28" draw:type="non-primitive" draw:enhanced-path="M 0 22 L 0 22 14 20 14 20 18 20 18 26 18 26 16 26 16 26 0 28 0 22 Z M 14 9 L 14 9 0 6 0 0 0 0 16 2 16 2 18 2 18 9 18 9 14 9 Z N"/></draw:custom-shape><draw:custom-shape draw:style-name="gr11" draw:text-style-name="P7" svg:width="0.033cm" svg:height="0.015cm" svg:x="13.162cm" svg:y="12.679cm"><text:p/><draw:enhanced-geometry svg:viewBox="0 0 18 8" draw:type="non-primitive" draw:enhanced-path="M 0 2 L 0 2 14 0 14 0 18 0 18 6 18 6 16 6 16 6 0 8 0 2 N"/></draw:custom-shape><draw:custom-shape draw:style-name="gr11" draw:text-style-name="P7" svg:width="0.033cm" svg:height="0.017cm" svg:x="13.162cm" svg:y="12.643cm"><text:p/><draw:enhanced-geometry svg:viewBox="0 0 18 9" draw:type="non-primitive" draw:enhanced-path="M 14 9 L 14 9 0 6 0 0 0 0 16 2 16 2 18 2 18 9 18 9 14 9 N"/></draw:custom-shape><draw:custom-shape draw:style-name="gr15" draw:text-style-name="P7" svg:width="0.033cm" svg:height="0.01cm" svg:x="13.162cm" svg:y="10.647cm"><text:p/><draw:enhanced-geometry svg:viewBox="0 0 18 5" draw:type="non-primitive" draw:enhanced-path="M 18 0 L 18 0 18 0 18 0 18 0 18 0 18 0 18 0 0 5 0 5 18 0 Z N"/></draw:custom-shape><draw:custom-shape draw:style-name="gr11" draw:text-style-name="P7" svg:width="0.033cm" svg:height="0.01cm" svg:x="13.162cm" svg:y="10.647cm"><text:p/><draw:enhanced-geometry svg:viewBox="0 0 18 5" draw:type="non-primitive" draw:enhanced-path="M 18 0 L 18 0 18 0 18 0 18 0 18 0 18 0 18 0 0 5 0 5 18 0 N"/></draw:custom-shape><draw:custom-shape draw:style-name="gr18" draw:text-style-name="P7" svg:width="0.114cm" svg:height="0.013cm" svg:x="13.081cm" svg:y="10.643cm"><text:p/><draw:enhanced-geometry svg:viewBox="0 0 64 7" draw:type="non-primitive" draw:enhanced-path="M 33 7 L 33 7 16 5 3 2 3 2 0 2 0 2 3 2 3 2 16 0 33 0 33 0 51 0 64 2 64 2 64 2 64 2 64 2 64 2 46 7 46 7 33 7 33 7 Z N"/></draw:custom-shape><draw:custom-shape draw:style-name="gr11" draw:text-style-name="P7" svg:width="0.114cm" svg:height="0.013cm" svg:x="13.081cm" svg:y="10.643cm"><text:p/><draw:enhanced-geometry svg:viewBox="0 0 64 7" draw:type="non-primitive" draw:enhanced-path="M 33 7 L 33 7 16 5 3 2 3 2 0 2 0 2 3 2 3 2 16 0 33 0 33 0 51 0 64 2 64 2 64 2 64 2 64 2 64 2 46 7 46 7 33 7 33 7 N"/></draw:custom-shape><draw:custom-shape draw:style-name="gr12" draw:text-style-name="P7" svg:width="0.008cm" svg:height="0.034cm" svg:x="13.229cm" svg:y="10.633cm"><text:p/><draw:enhanced-geometry svg:viewBox="0 0 4 19" draw:type="non-primitive" draw:enhanced-path="M 0 0 L 0 0 2 2 4 8 4 8 4 8 4 8 4 11 4 11 2 15 0 19 0 0 Z N"/></draw:custom-shape><draw:custom-shape draw:style-name="gr11" draw:text-style-name="P7" svg:width="0.008cm" svg:height="0.034cm" svg:x="13.229cm" svg:y="10.633cm"><text:p/><draw:enhanced-geometry svg:viewBox="0 0 4 19" draw:type="non-primitive" draw:enhanced-path="M 0 0 L 0 0 2 2 4 8 4 8 4 8 4 8 4 11 4 11 2 15 0 19 0 0 N"/></draw:custom-shape><draw:custom-shape draw:style-name="gr19" draw:text-style-name="P7" svg:width="0.131cm" svg:height="0.04cm" svg:x="13.067cm" svg:y="10.647cm"><text:p/><draw:enhanced-geometry svg:viewBox="0 0 74 22" draw:type="non-primitive" draw:enhanced-path="M 41 22 L 41 22 21 20 6 18 6 18 0 16 0 0 0 0 2 0 2 0 17 5 37 5 37 5 54 5 54 5 72 0 72 0 72 0 72 0 72 0 72 0 74 0 74 18 74 18 59 20 41 22 41 22 Z N"/></draw:custom-shape><draw:custom-shape draw:style-name="gr11" draw:text-style-name="P7" svg:width="0.131cm" svg:height="0.04cm" svg:x="13.067cm" svg:y="10.647cm"><text:p/><draw:enhanced-geometry svg:viewBox="0 0 74 22" draw:type="non-primitive" draw:enhanced-path="M 41 22 L 41 22 21 20 6 18 6 18 0 16 0 0 0 0 2 0 2 0 17 5 37 5 37 5 54 5 54 5 72 0 72 0 72 0 72 0 72 0 72 0 74 0 74 18 74 18 59 20 41 22 41 22 N"/></draw:custom-shape><draw:custom-shape draw:style-name="gr20" draw:text-style-name="P7" svg:width="0.11cm" svg:height="0.011cm" svg:x="13.078cm" svg:y="10.613cm"><text:p/><draw:enhanced-geometry svg:viewBox="0 0 62 6" draw:type="non-primitive" draw:enhanced-path="M 31 6 L 31 6 13 6 0 2 0 2 0 2 0 2 0 2 0 2 18 0 18 0 31 0 31 0 48 0 62 2 62 2 62 2 62 2 62 2 62 2 48 6 31 6 31 6 Z N"/></draw:custom-shape><draw:custom-shape draw:style-name="gr11" draw:text-style-name="P7" svg:width="0.11cm" svg:height="0.011cm" svg:x="13.078cm" svg:y="10.613cm"><text:p/><draw:enhanced-geometry svg:viewBox="0 0 62 6" draw:type="non-primitive" draw:enhanced-path="M 31 6 L 31 6 13 6 0 2 0 2 0 2 0 2 0 2 0 2 18 0 18 0 31 0 31 0 48 0 62 2 62 2 62 2 62 2 62 2 62 2 48 6 31 6 31 6 N"/></draw:custom-shape><draw:custom-shape draw:style-name="gr14" draw:text-style-name="P7" svg:width="0.131cm" svg:height="0.04cm" svg:x="13.067cm" svg:y="10.617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Z N"/></draw:custom-shape><draw:custom-shape draw:style-name="gr11" draw:text-style-name="P7" svg:width="0.131cm" svg:height="0.04cm" svg:x="13.067cm" svg:y="10.617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N"/></draw:custom-shape><draw:custom-shape draw:style-name="gr14" draw:text-style-name="P7" svg:width="0.188cm" svg:height="0.07cm" svg:x="13.042cm" svg:y="10.61cm"><text:p/><draw:enhanced-geometry svg:viewBox="0 0 106 39" draw:type="non-primitive" draw:enhanced-path="M 88 6 L 88 6 82 4 82 4 68 2 51 2 51 2 38 2 38 2 55 0 55 0 75 2 90 4 90 4 104 10 104 10 106 13 106 32 106 32 104 35 104 35 90 39 90 39 88 39 88 6 Z M 7 35 L 7 35 3 30 0 24 0 24 0 21 0 21 0 21 0 21 3 13 7 10 7 10 14 6 14 37 14 37 7 35 Z N"/></draw:custom-shape><draw:custom-shape draw:style-name="gr11" draw:text-style-name="P7" svg:width="0.121cm" svg:height="0.07cm" svg:x="13.109cm" svg:y="10.61cm"><text:p/><draw:enhanced-geometry svg:viewBox="0 0 68 39" draw:type="non-primitive" draw:enhanced-path="M 50 6 L 50 6 44 4 44 4 30 2 13 2 13 2 0 2 0 2 17 0 17 0 37 2 52 4 52 4 66 10 66 10 68 13 68 32 68 32 66 35 66 35 52 39 52 39 50 39 50 6 N"/></draw:custom-shape><draw:custom-shape draw:style-name="gr11" draw:text-style-name="P7" svg:width="0.025cm" svg:height="0.055cm" svg:x="13.042cm" svg:y="10.62cm"><text:p/><draw:enhanced-geometry svg:viewBox="0 0 14 31" draw:type="non-primitive" draw:enhanced-path="M 7 29 L 7 29 3 24 0 18 0 18 0 15 0 15 0 15 0 15 3 7 7 4 7 4 14 0 14 31 14 31 7 29 N"/></draw:custom-shape><draw:custom-shape draw:style-name="gr21" draw:text-style-name="P7" svg:width="0.163cm" svg:height="0.048cm" svg:x="13.058cm" svg:y="10.624cm"><text:p/><draw:enhanced-geometry svg:viewBox="0 0 92 27" draw:type="non-primitive" draw:enhanced-path="M 0 13 L 0 13 0 16 5 18 13 22 29 24 46 27 46 27 64 24 79 22 88 18 92 16 92 13 92 13 92 11 88 9 79 5 64 2 46 0 46 0 29 2 13 5 5 9 0 11 0 13 0 13 Z N"/></draw:custom-shape><draw:custom-shape draw:style-name="gr22" draw:text-style-name="P7" svg:width="0.32cm" svg:height="0.221cm" svg:x="12.984cm" svg:y="9.481cm"><text:p/><draw:enhanced-geometry svg:viewBox="0 0 181 125" draw:type="non-primitive" draw:enhanced-path="M 0 11 L 3 101 3 101 5 108 9 112 18 117 29 119 58 125 90 125 90 125 126 123 154 119 165 115 174 110 178 106 181 99 176 0 0 11 Z M 0 11 L 0 11 Z N"/></draw:custom-shape><draw:custom-shape draw:style-name="gr11" draw:text-style-name="P7" svg:width="0.32cm" svg:height="0.221cm" svg:x="12.984cm" svg:y="9.481cm"><text:p/><draw:enhanced-geometry svg:viewBox="0 0 181 125" draw:type="non-primitive" draw:enhanced-path="M 0 11 L 3 101 3 101 5 108 9 112 18 117 29 119 58 125 90 125 90 125 126 123 154 119 165 115 174 110 178 106 181 99 176 0 N"/></draw:custom-shape><draw:line draw:style-name="gr11" draw:text-style-name="P6" svg:x1="12.984cm" svg:y1="9.5cm" svg:x2="12.986cm" svg:y2="9.502cm"><text:p/></draw:line><draw:custom-shape draw:style-name="gr23" draw:text-style-name="P7" svg:width="0.32cm" svg:height="0.221cm" svg:x="12.984cm" svg:y="9.481cm"><text:p/><draw:enhanced-geometry svg:viewBox="0 0 181 125" draw:type="non-primitive" draw:enhanced-path="M 0 11 L 3 101 3 101 5 108 9 112 18 117 29 119 58 125 90 125 90 125 126 123 154 119 165 115 174 110 178 106 181 99 176 0 N"/></draw:custom-shape><draw:line draw:style-name="gr24" draw:text-style-name="P6" svg:x1="12.984cm" svg:y1="9.5cm" svg:x2="12.986cm" svg:y2="9.502cm"><text:p/></draw:line><draw:custom-shape draw:style-name="gr22" draw:text-style-name="P7" svg:width="0.81cm" svg:height="0.786cm" svg:x="12.718cm" svg:y="8.738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184 0 Z M 184 0 L 184 0 Z N"/></draw:custom-shape><draw:custom-shape draw:style-name="gr11" draw:text-style-name="P7" svg:width="0.81cm" svg:height="0.786cm" svg:x="12.718cm" svg:y="8.738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11" draw:text-style-name="P6" svg:x1="13.042cm" svg:y1="8.738cm" svg:x2="13.044cm" svg:y2="8.74cm"><text:p/></draw:line><draw:custom-shape draw:style-name="gr23" draw:text-style-name="P7" svg:width="0.81cm" svg:height="0.786cm" svg:x="12.718cm" svg:y="8.738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24" draw:text-style-name="P6" svg:x1="13.042cm" svg:y1="8.738cm" svg:x2="13.044cm" svg:y2="8.74cm"><text:p/></draw:line><draw:custom-shape draw:style-name="gr22" draw:text-style-name="P7" svg:width="0.188cm" svg:height="0.338cm" svg:x="13.039cm" svg:y="8.435cm"><text:p/><draw:enhanced-geometry svg:viewBox="0 0 106 191" draw:type="non-primitive" draw:enhanced-path="M 103 0 L 106 176 106 176 106 180 103 182 90 187 75 191 55 191 55 191 35 191 18 189 7 182 5 180 2 178 0 0 103 0 Z M 103 0 L 103 0 Z N"/></draw:custom-shape><draw:custom-shape draw:style-name="gr11" draw:text-style-name="P7" svg:width="0.188cm" svg:height="0.338cm" svg:x="13.039cm" svg:y="8.435cm"><text:p/><draw:enhanced-geometry svg:viewBox="0 0 106 191" draw:type="non-primitive" draw:enhanced-path="M 103 0 L 106 176 106 176 106 180 103 182 90 187 75 191 55 191 55 191 35 191 18 189 7 182 5 180 2 178 0 0 N"/></draw:custom-shape><draw:line draw:style-name="gr11" draw:text-style-name="P6" svg:x1="13.222cm" svg:y1="8.435cm" svg:x2="13.224cm" svg:y2="8.437cm"><text:p/></draw:line><draw:custom-shape draw:style-name="gr23" draw:text-style-name="P7" svg:width="0.188cm" svg:height="0.338cm" svg:x="13.039cm" svg:y="8.435cm"><text:p/><draw:enhanced-geometry svg:viewBox="0 0 106 191" draw:type="non-primitive" draw:enhanced-path="M 103 0 L 106 176 106 176 106 180 103 182 90 187 75 191 55 191 55 191 35 191 18 189 7 182 5 180 2 178 0 0 N"/></draw:custom-shape><draw:line draw:style-name="gr24" draw:text-style-name="P6" svg:x1="13.222cm" svg:y1="8.435cm" svg:x2="13.224cm" svg:y2="8.437cm"><text:p/></draw:line><draw:custom-shape draw:style-name="gr22" draw:text-style-name="P7" svg:width="0.182cm" svg:height="0.055cm" svg:x="13.039cm" svg:y="8.408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23" draw:text-style-name="P7" svg:width="0.182cm" svg:height="0.055cm" svg:x="13.039cm" svg:y="8.408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22" draw:text-style-name="P7" svg:width="0.11cm" svg:height="0.031cm" svg:x="13.078cm" svg:y="8.428cm"><text:p/><draw:enhanced-geometry svg:viewBox="0 0 62 17" draw:type="non-primitive" draw:enhanced-path="M 0 9 L 0 9 2 13 9 15 18 17 31 17 31 17 42 17 53 15 59 13 62 9 62 9 59 4 53 2 42 0 31 0 31 0 18 0 9 2 2 6 0 9 0 9 Z N"/></draw:custom-shape><draw:custom-shape draw:style-name="gr23" draw:text-style-name="P7" svg:width="0.11cm" svg:height="0.031cm" svg:x="13.078cm" svg:y="8.428cm"><text:p/><draw:enhanced-geometry svg:viewBox="0 0 62 17" draw:type="non-primitive" draw:enhanced-path="M 0 9 L 0 9 2 13 9 15 18 17 31 17 31 17 42 17 53 15 59 13 62 9 62 9 59 4 53 2 42 0 31 0 31 0 18 0 9 2 2 6 0 9 0 9 Z N"/></draw:custom-shape><draw:custom-shape draw:style-name="gr22" draw:text-style-name="P7" svg:width="0.295cm" svg:height="1.059cm" svg:x="12.997cm" svg:y="9.675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22 231 Z M 22 231 L 22 231 Z N"/></draw:custom-shape><draw:custom-shape draw:style-name="gr11" draw:text-style-name="P7" svg:width="0.295cm" svg:height="1.059cm" svg:x="12.997cm" svg:y="9.675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11" draw:text-style-name="P6" svg:x1="13.035cm" svg:y1="10.082cm" svg:x2="13.037cm" svg:y2="10.084cm"><text:p/></draw:line><draw:custom-shape draw:style-name="gr23" draw:text-style-name="P7" svg:width="0.295cm" svg:height="1.059cm" svg:x="12.997cm" svg:y="9.675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24" draw:text-style-name="P6" svg:x1="13.035cm" svg:y1="10.082cm" svg:x2="13.037cm" svg:y2="10.084cm"><text:p/></draw:line><draw:custom-shape draw:style-name="gr23" draw:text-style-name="P7" svg:width="0.175cm" svg:height="0.02cm" svg:x="13.058cm" svg:y="10.633cm"><text:p/><draw:enhanced-geometry svg:viewBox="0 0 99 11" draw:type="non-primitive" draw:enhanced-path="M 0 0 L 0 0 0 2 2 4 13 8 26 11 44 11 44 11 62 11 79 8 95 4 97 2 99 0 N"/></draw:custom-shape><draw:line draw:style-name="gr24" draw:text-style-name="P6" svg:x1="13.058cm" svg:y1="10.633cm" svg:x2="13.06cm" svg:y2="10.635cm"><text:p/></draw:line><draw:custom-shape draw:style-name="gr22" draw:text-style-name="P7" svg:width="0.338cm" svg:height="0.198cm" svg:x="12.767cm" svg:y="9.901cm"><text:p/><draw:enhanced-geometry svg:viewBox="0 0 191 112" draw:type="non-primitive" draw:enhanced-path="M 3 112 L 161 103 161 103 172 92 183 83 187 79 189 72 191 63 191 54 191 54 191 46 187 37 183 32 176 26 163 17 156 8 152 0 0 11 3 112 Z M 3 112 L 3 112 Z N"/></draw:custom-shape><draw:custom-shape draw:style-name="gr11" draw:text-style-name="P7" svg:width="0.338cm" svg:height="0.198cm" svg:x="12.767cm" svg:y="9.901cm"><text:p/><draw:enhanced-geometry svg:viewBox="0 0 191 112" draw:type="non-primitive" draw:enhanced-path="M 3 112 L 161 103 161 103 172 92 183 83 187 79 189 72 191 63 191 54 191 54 191 46 187 37 183 32 176 26 163 17 156 8 152 0 0 11 N"/></draw:custom-shape><draw:line draw:style-name="gr11" draw:text-style-name="P6" svg:x1="12.774cm" svg:y1="10.098cm" svg:x2="12.776cm" svg:y2="10.1cm"><text:p/></draw:line><draw:custom-shape draw:style-name="gr23" draw:text-style-name="P7" svg:width="0.338cm" svg:height="0.198cm" svg:x="12.767cm" svg:y="9.901cm"><text:p/><draw:enhanced-geometry svg:viewBox="0 0 191 112" draw:type="non-primitive" draw:enhanced-path="M 3 112 L 161 103 161 103 172 92 183 83 187 79 189 72 191 63 191 54 191 54 191 46 187 37 183 32 176 26 163 17 156 8 152 0 0 11 N"/></draw:custom-shape><draw:line draw:style-name="gr24" draw:text-style-name="P6" svg:x1="12.774cm" svg:y1="10.098cm" svg:x2="12.776cm" svg:y2="10.1cm"><text:p/></draw:line><draw:custom-shape draw:style-name="gr22" draw:text-style-name="P7" svg:width="0.276cm" svg:height="0.292cm" svg:x="12.527cm" svg:y="9.865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9 138 Z M 9 138 L 9 138 Z N"/></draw:custom-shape><draw:custom-shape draw:style-name="gr11" draw:text-style-name="P7" svg:width="0.276cm" svg:height="0.292cm" svg:x="12.527cm" svg:y="9.865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11" draw:text-style-name="P6" svg:x1="12.543cm" svg:y1="10.109cm" svg:x2="12.545cm" svg:y2="10.111cm"><text:p/></draw:line><draw:custom-shape draw:style-name="gr23" draw:text-style-name="P7" svg:width="0.276cm" svg:height="0.292cm" svg:x="12.527cm" svg:y="9.865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24" draw:text-style-name="P6" svg:x1="12.543cm" svg:y1="10.109cm" svg:x2="12.545cm" svg:y2="10.111cm"><text:p/></draw:line><draw:custom-shape draw:style-name="gr25" draw:text-style-name="P7" svg:width="0.145cm" svg:height="0.165cm" svg:x="12.628cm" svg:y="9.876cm"><text:p/><draw:enhanced-geometry svg:viewBox="0 0 82 93" draw:type="non-primitive" draw:enhanced-path="M 0 0 L 0 0 16 3 31 7 46 14 60 22 71 33 77 44 82 60 82 77 82 77 79 84 77 88 73 90 68 93 60 93 49 90 49 90 42 88 38 82 35 79 35 75 38 68 40 62 40 62 46 55 49 46 49 40 49 33 46 29 42 25 33 16 22 9 11 5 0 0 0 0 Z N"/></draw:custom-shape><draw:custom-shape draw:style-name="gr25" draw:text-style-name="P7" svg:width="0.253cm" svg:height="0.535cm" svg:x="13.24cm" svg:y="8.784cm"><text:p/><draw:enhanced-geometry svg:viewBox="0 0 143 303" draw:type="non-primitive" draw:enhanced-path="M 7 0 L 7 0 27 11 44 22 62 35 77 50 93 66 106 83 117 101 128 118 134 138 141 158 143 178 143 198 141 217 134 239 126 259 112 279 112 279 101 292 90 299 77 303 64 303 53 299 40 292 29 285 20 277 20 277 7 259 3 250 0 242 0 231 7 220 16 209 33 198 33 198 55 184 71 169 79 154 84 138 86 121 84 105 77 88 71 72 62 57 51 44 31 22 14 6 7 0 7 0 Z N"/></draw:custom-shape><draw:custom-shape draw:style-name="gr22" draw:text-style-name="P7" svg:width="0.137cm" svg:height="0.179cm" svg:x="12.45cm" svg:y="9.934cm"><text:p/><draw:enhanced-geometry svg:viewBox="0 0 77 101" draw:type="non-primitive" draw:enhanced-path="M 0 2 L 44 0 44 0 55 11 66 20 71 24 73 29 75 38 77 49 77 49 77 57 75 66 73 73 71 77 62 86 53 99 7 101 0 2 Z M 0 2 L 0 2 Z N"/></draw:custom-shape><draw:custom-shape draw:style-name="gr11" draw:text-style-name="P7" svg:width="0.137cm" svg:height="0.179cm" svg:x="12.45cm" svg:y="9.934cm"><text:p/><draw:enhanced-geometry svg:viewBox="0 0 77 101" draw:type="non-primitive" draw:enhanced-path="M 0 2 L 44 0 44 0 55 11 66 20 71 24 73 29 75 38 77 49 77 49 77 57 75 66 73 73 71 77 62 86 53 99 7 101 N"/></draw:custom-shape><draw:line draw:style-name="gr11" draw:text-style-name="P6" svg:x1="12.45cm" svg:y1="9.938cm" svg:x2="12.452cm" svg:y2="9.94cm"><text:p/></draw:line><draw:custom-shape draw:style-name="gr23" draw:text-style-name="P7" svg:width="0.137cm" svg:height="0.179cm" svg:x="12.45cm" svg:y="9.934cm"><text:p/><draw:enhanced-geometry svg:viewBox="0 0 77 101" draw:type="non-primitive" draw:enhanced-path="M 0 2 L 44 0 44 0 55 11 66 20 71 24 73 29 75 38 77 49 77 49 77 57 75 66 73 73 71 77 62 86 53 99 7 101 N"/></draw:custom-shape><draw:line draw:style-name="gr24" draw:text-style-name="P6" svg:x1="12.45cm" svg:y1="9.938cm" svg:x2="12.452cm" svg:y2="9.94cm"><text:p/></draw:line><draw:custom-shape draw:style-name="gr22" draw:text-style-name="P7" svg:width="0.048cm" svg:height="0.175cm" svg:x="12.43cm" svg:y="9.938cm"><text:p/><draw:enhanced-geometry svg:viewBox="0 0 27 99" draw:type="non-primitive" draw:enhanced-path="M 2 51 L 2 51 5 71 7 86 11 95 16 99 18 99 18 99 20 97 22 95 24 84 27 69 27 49 27 49 24 29 20 14 16 5 13 0 11 0 11 0 9 3 7 5 2 16 0 31 2 51 2 51 Z N"/></draw:custom-shape><draw:custom-shape draw:style-name="gr23" draw:text-style-name="P7" svg:width="0.048cm" svg:height="0.175cm" svg:x="12.43cm" svg:y="9.938cm"><text:p/><draw:enhanced-geometry svg:viewBox="0 0 27 99" draw:type="non-primitive" draw:enhanced-path="M 2 51 L 2 51 5 71 7 86 11 95 16 99 18 99 18 99 20 97 22 95 24 84 27 69 27 49 27 49 24 29 20 14 16 5 13 0 11 0 11 0 9 3 7 5 2 16 0 31 2 51 2 51 Z N"/></draw:custom-shape><draw:custom-shape draw:style-name="gr22" draw:text-style-name="P7" svg:width="0.02cm" svg:height="0.145cm" svg:x="12.446cm" svg:y="9.954cm"><text:p/><draw:enhanced-geometry svg:viewBox="0 0 11 82" draw:type="non-primitive" draw:enhanced-path="M 7 0 L 7 0 2 5 0 13 0 27 0 42 0 42 2 57 4 68 9 77 11 82 7 0 Z M 7 0 L 7 0 Z N"/></draw:custom-shape><draw:custom-shape draw:style-name="gr11" draw:text-style-name="P7" svg:width="0.02cm" svg:height="0.145cm" svg:x="12.446cm" svg:y="9.954cm"><text:p/><draw:enhanced-geometry svg:viewBox="0 0 11 82" draw:type="non-primitive" draw:enhanced-path="M 7 0 L 7 0 2 5 0 13 0 27 0 42 0 42 2 57 4 68 9 77 11 82 N"/></draw:custom-shape><draw:line draw:style-name="gr11" draw:text-style-name="P6" svg:x1="12.46cm" svg:y1="9.954cm" svg:x2="12.462cm" svg:y2="9.956cm"><text:p/></draw:line><draw:custom-shape draw:style-name="gr23" draw:text-style-name="P7" svg:width="0.02cm" svg:height="0.145cm" svg:x="12.446cm" svg:y="9.954cm"><text:p/><draw:enhanced-geometry svg:viewBox="0 0 11 82" draw:type="non-primitive" draw:enhanced-path="M 7 0 L 7 0 2 5 0 13 0 27 0 42 0 42 2 57 4 68 9 77 11 82 N"/></draw:custom-shape><draw:line draw:style-name="gr24" draw:text-style-name="P6" svg:x1="12.46cm" svg:y1="9.954cm" svg:x2="12.462cm" svg:y2="9.956cm"><text:p/></draw:line><draw:line draw:style-name="gr26" draw:text-style-name="P6" svg:x1="13.206cm" svg:y1="10.465cm" svg:x2="13.21cm" svg:y2="10.617cm"><text:p/></draw:line><draw:line draw:style-name="gr26" draw:text-style-name="P6" svg:x1="13.206cm" svg:y1="10.465cm" svg:x2="13.208cm" svg:y2="10.467cm"><text:p/></draw:line><draw:line draw:style-name="gr26" draw:text-style-name="P6" svg:x1="13.192cm" svg:y1="8.493cm" svg:x2="13.194cm" svg:y2="8.648cm"><text:p/></draw:line><draw:line draw:style-name="gr26" draw:text-style-name="P6" svg:x1="13.192cm" svg:y1="8.493cm" svg:x2="13.194cm" svg:y2="8.495cm"><text:p/></draw:line><draw:line draw:style-name="gr26" draw:text-style-name="P6" svg:x1="12.857cm" svg:y1="9.952cm" svg:x2="13.016cm" svg:y2="9.936cm"><text:p/></draw:line><draw:line draw:style-name="gr26" draw:text-style-name="P6" svg:x1="12.857cm" svg:y1="9.954cm" svg:x2="12.859cm" svg:y2="9.956cm"><text:p/></draw:line><draw:line draw:style-name="gr26" draw:text-style-name="P6" svg:x1="13.199cm" svg:y1="9.788cm" svg:x2="13.208cm" svg:y2="10.407cm"><text:p/></draw:line><draw:line draw:style-name="gr26" draw:text-style-name="P6" svg:x1="13.199cm" svg:y1="9.788cm" svg:x2="13.201cm" svg:y2="9.79cm"><text:p/></draw:line><draw:line draw:style-name="gr27" draw:text-style-name="P6" svg:x1="13.039cm" svg:y1="20.766cm" svg:x2="13.11cm" svg:y2="21.066cm"><text:p/></draw:line><draw:line draw:style-name="gr27" draw:text-style-name="P6" svg:x1="13.23cm" svg:y1="20.763cm" svg:x2="13.159cm" svg:y2="21.063cm"><text:p/></draw:line><draw:custom-shape draw:style-name="gr28" draw:text-style-name="P7" svg:width="0.227cm" svg:height="4.617cm" svg:x="13.231cm" svg:y="16.476cm"><text:p/><draw:enhanced-geometry svg:viewBox="0 0 21600 21600" draw:type="rectangle" draw:enhanced-path="M 0 0 L 21600 0 21600 21600 0 21600 0 0 Z N"/></draw:custom-shape><draw:custom-shape draw:style-name="gr28" draw:text-style-name="P7" svg:width="0.227cm" svg:height="4.617cm" svg:x="12.81cm" svg:y="16.385cm"><text:p/><draw:enhanced-geometry svg:viewBox="0 0 21600 21600" draw:type="rectangle" draw:enhanced-path="M 0 0 L 21600 0 21600 21600 0 21600 0 0 Z N"/></draw:custom-shape></draw:g><draw:frame draw:style-name="gr29" draw:text-style-name="P7" svg:width="3.34cm" svg:height="2.461cm" svg:x="5.474cm" svg:y="2.148cm"><draw:text-box><text:p text:style-name="P7"><text:span text:style-name="T3">Verre à pied</text:span><text:span text:style-name="T4"> : peut servir de « poubelle » pour rincer</text:span></text:p></draw:text-box></draw:frame><draw:frame draw:style-name="gr29" draw:text-style-name="P7" svg:width="4.266cm" svg:height="1.377cm" svg:x="9.873cm" svg:y="6.039cm"><draw:text-box><text:p text:style-name="P7"><text:span text:style-name="T3">Flacon étiqueté </text:span><text:span text:style-name="T4">: contient les réactifs</text:span></text:p></draw:text-box></draw:frame><draw:frame draw:style-name="gr29" draw:text-style-name="P7" svg:width="3.34cm" svg:height="2.012cm" svg:x="16.667cm" svg:y="1.589cm"><draw:text-box><text:p text:style-name="P7"><text:span text:style-name="T3">Tube à essai</text:span><text:span text:style-name="T4"> : pour faire des petits tests</text:span></text:p></draw:text-box></draw:frame><draw:frame draw:style-name="gr29" draw:text-style-name="P7" svg:width="4.266cm" svg:height="2.461cm" svg:x="1.184cm" svg:y="7.593cm"><draw:text-box><text:p text:style-name="P7"><text:span text:style-name="T3">Becher</text:span><text:span text:style-name="T4"> : contient une solution avant prélèvement, utilisé pour les dosages</text:span></text:p></draw:text-box></draw:frame><draw:frame draw:style-name="gr29" draw:text-style-name="P7" svg:width="4.504cm" svg:height="2.461cm" svg:x="5.546cm" svg:y="10.158cm"><draw:text-box><text:p text:style-name="P7"><text:span text:style-name="T3">Erlenmeyer</text:span><text:span text:style-name="T4"> : contient une solution avant prélèvement, utilisé pour les dosages</text:span></text:p></draw:text-box></draw:frame><draw:frame draw:style-name="gr29" draw:text-style-name="P7" svg:width="4.478cm" svg:height="2.012cm" svg:x="1.549cm" svg:y="18.664cm"><draw:text-box><text:p text:style-name="P7"><text:span text:style-name="T3">Eprouvette</text:span><text:span text:style-name="T4"> : pour mesurer des volumes précis au mL</text:span></text:p></draw:text-box></draw:frame><draw:frame draw:style-name="gr29" draw:text-style-name="P7" svg:width="4.795cm" svg:height="2.012cm" svg:x="5.026cm" svg:y="21.77cm"><draw:text-box><text:p text:style-name="P7"><text:span text:style-name="T3">Fiole jaugée</text:span><text:span text:style-name="T4"> : utilisée pour faire des solutions</text:span></text:p><text:p text:style-name="P7"><text:span text:style-name="T4">précis au 1/10</text:span><text:span text:style-name="T5">ème</text:span><text:span text:style-name="T4"> de mL</text:span></text:p></draw:text-box></draw:frame><draw:frame draw:style-name="gr29" draw:text-style-name="P7" svg:width="4.742cm" svg:height="2.012cm" svg:x="10.95cm" svg:y="21.442cm"><draw:text-box><text:p text:style-name="P7"><text:span text:style-name="T3">Pipette jaugée</text:span><text:span text:style-name="T4"> : pour mesurer des volumes précis au 1/10</text:span><text:span text:style-name="T5">ème</text:span><text:span text:style-name="T4"> de mL</text:span></text:p></draw:text-box></draw:frame><draw:frame draw:style-name="gr29" draw:text-style-name="P7" svg:width="3.313cm" svg:height="3.043cm" svg:x="16.724cm" svg:y="8.856cm"><draw:text-box><text:p text:style-name="P7"><text:span text:style-name="T3">Burette</text:span><text:span text:style-name="T4"> : pour mesurer des volumes précis au ½ mL lors de dosage</text:span></text:p></draw:text-box></draw:frame></draw: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2" svg:font-family="Tahoma"/>
    <style:font-face style:name="Arial2" svg:font-family="Arial" style:font-family-generic="script"/>
    <style:font-face style:name="Comic Sans MS1" svg:font-family="'Comic Sans MS'" style:font-family-generic="script"/>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rectangular" draw:cx="50%" draw:cy="50%" draw:start-color="#d1d1d1" draw:end-color="#ffffff"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18cm solid #000000">
        <style:tab-stops/>
      </style:paragraph-properties>
      <style:text-properties fo:font-variant="small-caps" style:font-name="Comic Sans MS" fo:font-size="9pt" fo:font-weight="bold" fo:background-color="#c0c0c0" style:font-size-asian="9pt" style:font-weight-asian="bold" style:font-size-complex="9pt"/>
    </style:style>
    <style:style style:name="MP2" style:family="paragraph" style:parent-style-name="Footer">
      <style:paragraph-properties fo:text-align="justify" style:justify-single-word="false">
        <style:tab-stops>
          <style:tab-stop style:position="8.752cm" style:leader-style="solid" style:leader-text="-"/>
          <style:tab-stop style:position="19.999cm" style:leader-style="solid" style:leader-text="-"/>
        </style:tab-stops>
      </style:paragraph-properties>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T1" style:family="text">
      <style:text-properties style:font-name="Comic Sans MS" fo:font-size="9pt" style:font-size-asian="9pt" style:font-size-complex="9pt"/>
    </style:style>
    <style:style style:name="MT2" style:family="text">
      <style:text-properties fo:font-variant="small-caps" style:font-name="Comic Sans MS" fo:font-size="9pt" fo:font-weight="bold" style:font-size-asian="9pt" style:font-weight-asian="bold" style:font-size-complex="9pt"/>
    </style:style>
    <style:style style:name="M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62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Mgr3" style:family="graphic">
      <style:graphic-properties draw:stroke="solid" svg:stroke-width="0.062cm" svg:stroke-color="#000000" draw:stroke-linejoin="miter" draw:fill="solid" draw:fill-color="#000000" draw:textarea-horizontal-align="left" draw:textarea-vertical-align="top" draw:auto-grow-height="false" fo:padding-top="0.229cm" fo:padding-bottom="0.229cm" fo:padding-left="0.441cm" fo:padding-right="0.441cm" fo:wrap-option="wrap" draw:shadow="hidden" style:run-through="background"/>
    </style:style>
    <style:style style:name="Mgr4"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Mgr5"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Mgr6" style:family="graphic">
      <style:graphic-properties draw:stroke="solid" svg:stroke-width="0.044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page-layout style:name="Mpm1">
      <style:page-layout-properties fo:page-width="20.999cm" fo:page-height="29.699cm" style:num-format="1" style:print-orientation="portrait" fo:margin-top="1.251cm" fo:margin-bottom="1.251cm" fo:margin-left="0.501cm" fo:margin-right="0.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501cm" fo:margin-bottom="0.501cm" fo:margin-left="0.501cm" fo:margin-right="0.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chnique de Laboratoire : Verrerie</text:p>
      </style:header>
      <style:footer>
        <text:p text:style-name="MP2"><draw:g text:anchor-type="char" draw:z-index="0" draw:style-name="Mgr1"><draw:line draw:style-name="Mgr2" draw:text-style-name="MP3" svg:x1="9.657cm" svg:y1="0.894cm" svg:x2="10.486cm" svg:y2="0.894cm"><text:p/></draw:line><draw:custom-shape draw:style-name="Mgr3" draw:text-style-name="MP4" svg:width="0.204cm" svg:height="0.278cm" svg:x="9.419cm" svg:y="0.99cm"><text:p/><draw:enhanced-geometry svg:viewBox="0 0 21600 21600" draw:type="rectangle" draw:enhanced-path="M 0 0 L 21600 0 21600 21600 0 21600 0 0 Z N"/></draw:custom-shape><draw:line draw:style-name="Mgr4" draw:text-style-name="MP3" svg:x1="9.637cm" svg:y1="0.988cm" svg:x2="10.399cm" svg:y2="1.268cm"><text:p/></draw:line><draw:line draw:style-name="Mgr2" draw:text-style-name="MP3" svg:x1="9.403cm" svg:y1="0.561cm" svg:x2="10.493cm" svg:y2="0.565cm"><text:p/></draw:line><draw:custom-shape draw:style-name="Mgr3" draw:text-style-name="MP4" svg:width="0.325cm" svg:height="0.318cm" draw:transform="rotate (-1.57079632679579) translate (10.6423055555556cm 0.567972222222222cm)"><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Mgr3" draw:text-style-name="MP4" svg:width="0.643cm" svg:height="0.318cm" draw:transform="rotate (-1.57079632679579) translate (10.5215972222222cm 0.409222222222222cm)"><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Mgr5" draw:text-style-name="MP4" svg:width="0.313cm" svg:height="0.168cm" svg:x="10.209cm" svg:y="0.367cm"><text:p/><draw:enhanced-geometry svg:viewBox="0 0 21600 21600" draw:type="rectangle" draw:enhanced-path="M 0 0 L 21600 0 21600 21600 0 21600 0 0 Z N"/></draw:custom-shape><draw:custom-shape draw:style-name="Mgr6" draw:text-style-name="MP4" svg:width="1.44cm" svg:height="0.916cm" svg:x="9.297cm" svg:y="0.434cm"><text:p/><draw:enhanced-geometry svg:viewBox="0 0 21600 21600" draw:type="rectangle" draw:enhanced-path="M 0 0 L 21600 0 21600 21600 0 21600 0 0 Z N"/></draw:custom-shape><draw:line draw:style-name="Mgr4" draw:text-style-name="MP3" svg:x1="9.668cm" svg:y1="0.898cm" svg:x2="10.349cm" svg:y2="1.148cm"><text:p/></draw:line><draw:custom-shape draw:style-name="Mgr5" draw:text-style-name="MP4" svg:width="0.313cm" svg:height="0.168cm" svg:x="10.299cm" svg:y="0.923cm"><text:p/><draw:enhanced-geometry svg:viewBox="0 0 21600 21600" draw:type="rectangle" draw:enhanced-path="M 0 0 L 21600 0 21600 21600 0 21600 0 0 Z N"/></draw:custom-shape><draw:custom-shape draw:style-name="Mgr5" draw:text-style-name="MP4" svg:width="0.151cm" svg:height="0.151cm" svg:x="10.341cm" svg:y="1.041cm"><text:p/><draw:enhanced-geometry svg:viewBox="0 0 21600 21600" draw:glue-points="10800 0 5400 10800 0 21600 10800 21600 21600 21600 16200 10800" draw:text-areas="1900 12700 12700 19700" draw:type="right-triangle" draw:enhanced-path="M 0 0 L 21600 21600 0 21600 0 0 Z N"/></draw:custom-shape><draw:custom-shape draw:style-name="Mgr3" draw:text-style-name="MP4" svg:width="0.175cm" svg:height="0.276cm" svg:x="10.405cm" svg:y="0.997cm"><text:p/><draw:enhanced-geometry svg:viewBox="0 0 21600 21600" draw:type="rectangle" draw:enhanced-path="M 0 0 L 21600 0 21600 21600 0 21600 0 0 Z N"/></draw:custom-shape></draw:g><text:span text:style-name="MT1"><text:tab/></text:span><text:span text:style-name="MT2">Physique-Chimie</text:span><text:span text:style-name="MT1"><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a masse m en g de solide à peser est telle que m = C×V×M</dc:title>
    <meta:initial-creator>GD</meta:initial-creator>
    <meta:creation-date>2008-02-27T18:53:00</meta:creation-date>
    <dc:creator>GD</dc:creator>
    <dc:date>2008-02-27T18:54:00</dc:date>
    <meta:editing-cycles>1</meta:editing-cycles>
    <meta:editing-duration>PT00H01M00S</meta:editing-duration>
    <meta:document-statistic meta:character-count="244" meta:image-count="0" meta:object-count="0" meta:page-count="1" meta:paragraph-count="4" meta:table-count="0" meta:word-count="36"/>
    <meta:generator>OpenOffice.org/3.0$Win32 OpenOffice.org_project/300m9$Build-9358</meta:generator>
  </office:meta>
</office:document-meta>
</file>